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9pt"/>
    </style:style>
    <style:style style:name="co3" style:family="table-column">
      <style:table-column-properties fo:break-before="auto" style:column-width="72.51pt"/>
    </style:style>
    <style:style style:name="co4" style:family="table-column">
      <style:table-column-properties fo:break-before="auto" style:column-width="98.96pt"/>
    </style:style>
    <style:style style:name="co5" style:family="table-column">
      <style:table-column-properties fo:break-before="auto" style:column-width="88.04pt"/>
    </style:style>
    <style:style style:name="co6" style:family="table-column">
      <style:table-column-properties fo:break-before="auto" style:column-width="165.86pt"/>
    </style:style>
    <style:style style:name="co7" style:family="table-column">
      <style:table-column-properties fo:break-before="auto" style:column-width="100.49pt"/>
    </style:style>
    <style:style style:name="co8" style:family="table-column">
      <style:table-column-properties fo:break-before="auto" style:column-width="115.31pt"/>
    </style:style>
    <style:style style:name="co9" style:family="table-column">
      <style:table-column-properties fo:break-before="auto" style:column-width="8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7" table:number-rows-spanned="7">
            <text:p>a type conversion to tim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>
          <table:table-cell/>
          <table:covered-table-cell table:number-columns-repeated="7"/>
          <table:table-cell table:number-columns-repeated="9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watt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no of units</text:p>
          </table:table-cell>
          <table:table-cell office:value-type="string" calcext:value-type="string">
            <text:p>Used hrs </text:p>
          </table:table-cell>
          <table:table-cell office:value-type="string" calcext:value-type="string">
            <text:p>consumed <text:s/>watts </text:p>
          </table:table-cell>
          <table:table-cell office:value-type="string" calcext:value-type="string">
            <text:p>watts to unit </text:p>
          </table:table-cell>
          <table:table-cell office:value-type="string" calcext:value-type="string">
            <text:p>total units per day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nsumed percent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D20]*[.E20]"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0]*[.H20]" office:value-type="float" office:value="14400" calcext:value-type="float">
            <text:p>14400</text:p>
          </table:table-cell>
          <table:table-cell office:value-type="float" office:value="60000" calcext:value-type="float">
            <text:p>60000</text:p>
          </table:table-cell>
          <table:table-cell table:formula="of:=([.I20]/[.J20])*[.G20]" office:value-type="float" office:value="0.96" calcext:value-type="float">
            <text:p>0.96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0]*[.L20]" office:value-type="float" office:value="5.9136" calcext:value-type="float">
            <text:p>5.9136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0])*[.M20]" office:value-type="float" office:value="0.0602772754671489" calcext:value-type="float">
            <text:p>0.0602772754671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0" calcext:value-type="float">
            <text:p>650</text:p>
          </table:table-cell>
          <table:table-cell office:value-type="float" office:value="24" calcext:value-type="float">
            <text:p>24</text:p>
          </table:table-cell>
          <table:table-cell table:formula="of:=[.D21]*[.E21]" office:value-type="float" office:value="15600" calcext:value-type="float">
            <text:p>15600</text:p>
          </table:table-cell>
          <table:table-cell office:value-type="float" office:value="1" calcext:value-type="float">
            <text:p>1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1]*[.H21]" office:value-type="float" office:value="468000" calcext:value-type="float">
            <text:p>468000</text:p>
          </table:table-cell>
          <table:table-cell office:value-type="float" office:value="60000" calcext:value-type="float">
            <text:p>60000</text:p>
          </table:table-cell>
          <table:table-cell table:formula="of:=([.I21]/[.J21])*[.G21]" office:value-type="float" office:value="7.8" calcext:value-type="float">
            <text:p>7.8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1]*[.L21]" office:value-type="float" office:value="48.048" calcext:value-type="float">
            <text:p>48.048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1])*[.M21]" office:value-type="float" office:value="0.489752863170585" calcext:value-type="float">
            <text:p>0.4897528631705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6" calcext:value-type="float">
            <text:p>7.6</text:p>
          </table:table-cell>
          <table:table-cell office:value-type="float" office:value="24" calcext:value-type="float">
            <text:p>24</text:p>
          </table:table-cell>
          <table:table-cell table:formula="of:=[.D22]*[.E22]" office:value-type="float" office:value="182.4" calcext:value-type="float">
            <text:p>182.4</text:p>
          </table:table-cell>
          <table:table-cell office:value-type="float" office:value="2" calcext:value-type="float">
            <text:p>2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2]*[.H22]" office:value-type="float" office:value="5472" calcext:value-type="float">
            <text:p>5472</text:p>
          </table:table-cell>
          <table:table-cell office:value-type="float" office:value="60000" calcext:value-type="float">
            <text:p>60000</text:p>
          </table:table-cell>
          <table:table-cell table:formula="of:=([.I22]/[.J22])*[.G22]" office:value-type="float" office:value="0.1824" calcext:value-type="float">
            <text:p>0.1824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2]*[.L22]" office:value-type="float" office:value="1.123584" calcext:value-type="float">
            <text:p>1.123584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2])*[.M22]" office:value-type="float" office:value="0.0114526823387583" calcext:value-type="float">
            <text:p>0.0114526823387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[.D23]*[.E23]"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3]*[.H23]" office:value-type="float" office:value="41760" calcext:value-type="float">
            <text:p>41760</text:p>
          </table:table-cell>
          <table:table-cell office:value-type="float" office:value="60000" calcext:value-type="float">
            <text:p>60000</text:p>
          </table:table-cell>
          <table:table-cell table:formula="of:=([.I23]/[.J23])*[.G23]" office:value-type="float" office:value="0.696" calcext:value-type="float">
            <text:p>0.696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3]*[.L23]" office:value-type="float" office:value="4.28736" calcext:value-type="float">
            <text:p>4.28736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3])*[.M23]" office:value-type="float" office:value="0.0437010247136829" calcext:value-type="float">
            <text:p>0.0437010247136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formula="of:=[.D24]*[.E24]"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4]*[.H24]" office:value-type="float" office:value="46800" calcext:value-type="float">
            <text:p>46800</text:p>
          </table:table-cell>
          <table:table-cell office:value-type="float" office:value="60000" calcext:value-type="float">
            <text:p>60000</text:p>
          </table:table-cell>
          <table:table-cell table:formula="of:=([.I24]/[.J24])*[.G24]" office:value-type="float" office:value="1.56" calcext:value-type="float">
            <text:p>1.56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4]*[.L24]" office:value-type="float" office:value="9.6096" calcext:value-type="float">
            <text:p>9.6096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4])*[.M24]" office:value-type="float" office:value="0.097950572634117" calcext:value-type="float">
            <text:p>0.0979505726341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D25]*[.E25]"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5]*[.H25]" office:value-type="float" office:value="14400" calcext:value-type="float">
            <text:p>14400</text:p>
          </table:table-cell>
          <table:table-cell office:value-type="float" office:value="60000" calcext:value-type="float">
            <text:p>60000</text:p>
          </table:table-cell>
          <table:table-cell table:formula="of:=([.I25]/[.J25])*[.G25]" office:value-type="float" office:value="0.24" calcext:value-type="float">
            <text:p>0.24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5]*[.L25]" office:value-type="float" office:value="1.4784" calcext:value-type="float">
            <text:p>1.4784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5])*[.M25]" office:value-type="float" office:value="0.0150693188667872" calcext:value-type="float">
            <text:p>0.0150693188667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D26]*[.E26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6]*[.H26]" office:value-type="float" office:value="4320" calcext:value-type="float">
            <text:p>4320</text:p>
          </table:table-cell>
          <table:table-cell office:value-type="float" office:value="60000" calcext:value-type="float">
            <text:p>60000</text:p>
          </table:table-cell>
          <table:table-cell table:formula="of:=([.I26]/[.J26])*[.G26]" office:value-type="float" office:value="0.288" calcext:value-type="float">
            <text:p>0.288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6]*[.L26]" office:value-type="float" office:value="1.77408" calcext:value-type="float">
            <text:p>1.77408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6])*[.M26]" office:value-type="float" office:value="0.0180831826401447" calcext:value-type="float">
            <text:p>0.018083182640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table:formula="of:=[.D27]*[.E27]" office:value-type="float" office:value="8400" calcext:value-type="float">
            <text:p>8400</text:p>
          </table:table-cell>
          <table:table-cell office:value-type="float" office:value="1" calcext:value-type="float">
            <text:p>1</text:p>
          </table:table-cell>
          <table:table-cell table:formula="of:=24 * 30" office:value-type="float" office:value="720" calcext:value-type="float">
            <text:p>720</text:p>
          </table:table-cell>
          <table:table-cell table:style-name="ce2" table:formula="of:=[.D27]*[.H27]" office:value-type="float" office:value="252000" calcext:value-type="float">
            <text:p>252000</text:p>
          </table:table-cell>
          <table:table-cell office:value-type="float" office:value="60000" calcext:value-type="float">
            <text:p>60000</text:p>
          </table:table-cell>
          <table:table-cell table:formula="of:=([.I27]/[.J27])*[.G27]" office:value-type="float" office:value="4.2" calcext:value-type="float">
            <text:p>4.2</text:p>
          </table:table-cell>
          <table:table-cell table:style-name="ce3" office:value-type="float" office:value="6.16" calcext:value-type="float">
            <text:p>6.16</text:p>
          </table:table-cell>
          <table:table-cell table:formula="of:=[.K27]*[.L27]" office:value-type="float" office:value="25.872" calcext:value-type="float">
            <text:p>25.872</text:p>
          </table:table-cell>
          <table:table-cell table:formula="of:=SUM([.M20:.M27])" office:value-type="float" office:value="98.106624" calcext:value-type="float">
            <text:p>98.106624</text:p>
          </table:table-cell>
          <table:table-cell table:formula="of:=(1/[.N27])*[.M27]" office:value-type="float" office:value="0.263713080168776" calcext:value-type="float">
            <text:p>0.263713080168776</text:p>
          </table:table-cell>
          <table:table-cell table:number-columns-repeated="2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cost per day</text:p>
          </table:table-cell>
          <table:table-cell office:value-type="string" calcext:value-type="string">
            <text:p>cost per month</text:p>
          </table:table-cell>
          <table:table-cell table:number-columns-repeated="2"/>
          <table:table-cell office:value-type="string" calcext:value-type="string">
            <text:p>cost of bill</text:p>
          </table:table-cell>
          <table:table-cell/>
          <table:table-cell office:value-type="string" calcext:value-type="string">
            <text:p>used days</text:p>
          </table:table-cell>
          <table:table-cell office:value-type="string" calcext:value-type="string">
            <text:p>remaining days</text:p>
          </table:table-cell>
          <table:table-cell office:value-type="string" calcext:value-type="string">
            <text:p>per day percentage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M20:.M25])" office:value-type="float" office:value="70.460544" calcext:value-type="float">
            <text:p>70.460544</text:p>
          </table:table-cell>
          <table:table-cell table:formula="of:=[.F36]*31" office:value-type="float" office:value="2184.276864" calcext:value-type="float">
            <text:p>2184.276864</text:p>
          </table:table-cell>
          <table:table-cell table:number-columns-repeated="2"/>
          <table:table-cell table:formula="of:=486-33.85" office:value-type="float" office:value="452.15" calcext:value-type="float">
            <text:p>452.15</text:p>
          </table:table-cell>
          <table:table-cell/>
          <table:table-cell table:formula="of:=[.J36]/[.F36]" office:value-type="float" office:value="6.41706655003969" calcext:value-type="float">
            <text:p>6.41706655003969</text:p>
          </table:table-cell>
          <table:table-cell table:formula="of:=30-ROUND([.L36])" office:value-type="float" office:value="24" calcext:value-type="float">
            <text:p>24</text:p>
          </table:table-cell>
          <table:table-cell table:formula="of:=1/30" office:value-type="float" office:value="0.0333333333333333" calcext:value-type="float">
            <text:p>0.033333333333333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1"/>
          <table:table-cell table:style-name="ce1" office:value-type="string" calcext:value-type="string" table:number-columns-spanned="3" table:number-rows-spanned="1">
            <text:p>henc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devices not used</text:p>
          </table:table-cell>
          <table:table-cell/>
          <table:table-cell office:value-type="string" calcext:value-type="string">
            <text:p>Devices used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M36]*[.N36]" office:value-type="float" office:value="0.8" calcext:value-type="float">
            <text:p>0.8</text:p>
          </table:table-cell>
          <table:table-cell/>
          <table:table-cell table:formula="of:=1-[.L43]" office:value-type="float" office:value="0.2" calcext:value-type="float">
            <text:p>0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2:14:40.716000000</meta:creation-date>
    <dc:date>2021-02-15T15:17:54.137000000</dc:date>
    <meta:editing-duration>PT9M6S</meta:editing-duration>
    <meta:editing-cycles>2</meta:editing-cycles>
    <meta:generator>Neat_Office/6.2.8.2$Windows_x86 LibreOffice_project/</meta:generator>
    <meta:document-statistic meta:table-count="1" meta:cell-count="126" meta:object-count="0"/>
  </office:meta>
</office:document-meta>
</file>